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B0000003B372A0D3807C9B1BC.png" manifest:media-type="image/png"/>
  <manifest:file-entry manifest:full-path="Pictures/1000109D0000061900000619575E81D2D1261B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25cm" fo:min-width="19.6cm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.55cm" fo:min-width="4.901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1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2.9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283cm" fo:min-width="0.03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2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3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3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0.282cm" fo:min-width="0.032cm"/>
    </style:style>
    <style:style style:name="gr12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Fine_20_Dashed" svg:stroke-color="#b2b2b2"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122cm"/>
    </style:style>
    <style:style style:name="gr1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6.212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99cm"/>
    </style:style>
    <style:style style:name="gr20" style:family="graphic" style:parent-style-name="objectwithoutfill">
      <style:graphic-properties svg:stroke-color="#b2b2b2" draw:marker-end="Rounded_20_short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12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39cm" fo:min-width="0.8cm"/>
    </style:style>
    <style:style style:name="gr23" style:family="graphic" style:parent-style-name="objectwithoutfill">
      <style:graphic-properties draw:stroke="dash" draw:stroke-dash="Ultrafine_20_Dashed" svg:stroke-width="0.035cm" svg:stroke-color="#111111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457cm"/>
    </style:style>
    <style:style style:name="gr26" style:family="graphic" style:parent-style-name="objectwithoutfill">
      <style:graphic-properties svg:stroke-color="#b2b2b2" draw:marker-end="Symmetric_20_Arrow" draw:marker-end-width="0.3cm" draw:fill="none" draw:textarea-vertical-align="middl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4.57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style:font-name="Ubuntu Mono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9900"/>
      <style:paragraph-properties fo:text-align="center"/>
      <style:text-properties style:font-name="Ubuntu Mono" fo:font-size="36pt" style:font-size-asian="36pt" style:font-size-complex="3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10" style:family="paragraph">
      <style:text-properties fo:color="#808080" style:font-name="DejaVu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808080" style:font-name="DejaVu Sans" fo:font-size="11pt" fo:background-color="#ffffff" style:font-size-asian="11pt" style:font-size-complex="11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color="#666666" style:font-name="SV Basic Manual" fo:font-size="13pt" fo:background-color="#ffffff" style:font-size-asian="13pt" style:font-size-complex="13pt"/>
    </style:style>
    <style:style style:name="P14" style:family="paragraph">
      <style:text-properties fo:color="#999999" style:font-name="DejaVu Sans" fo:font-size="11pt" style:font-size-asian="11pt" style:font-size-complex="11pt"/>
    </style:style>
    <style:style style:name="P15" style:family="paragraph">
      <loext:graphic-properties draw:fill="none" draw:fill-color="#ffffff"/>
      <style:text-properties fo:color="#999999" style:font-name="DejaVu Sans" fo:font-size="11pt" fo:background-color="#ffffff" style:font-size-asian="11pt" style:font-size-complex="11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color="#666666" style:font-name="SV Basic Manual" fo:font-size="11pt" fo:background-color="#ffffff" style:font-size-asian="11pt" style:font-size-complex="11pt"/>
    </style:style>
    <style:style style:name="P18" style:family="paragraph">
      <style:text-properties fo:color="#999999" style:font-name="DejaVu Sans" fo:font-size="9pt" style:font-size-asian="9pt" style:font-size-complex="9pt"/>
    </style:style>
    <style:style style:name="P19" style:family="paragraph">
      <loext:graphic-properties draw:fill="none" draw:fill-color="#ffffff"/>
      <style:text-properties fo:color="#999999" style:font-name="DejaVu Sans" fo:font-size="9pt" fo:background-color="#ffffff" style:font-size-asian="9pt" style:font-size-complex="9pt"/>
    </style:style>
    <style:style style:name="P20" style:family="paragraph">
      <style:text-properties fo:color="#eeeeee" style:font-name="Hack" fo:font-size="12pt" fo:background-color="transparent" style:font-size-asian="12pt" style:font-size-complex="12pt"/>
    </style:style>
    <style:style style:name="P21" style:family="paragraph">
      <loext:graphic-properties draw:fill="none" draw:fill-color="#ffffff"/>
      <style:text-properties fo:color="#eeeeee" style:font-name="Hack" fo:font-size="12pt" fo:background-color="transparent" style:font-size-asian="12pt" style:font-size-complex="12pt"/>
    </style:style>
    <style:style style:name="P22" style:family="paragraph"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color="#666666" style:font-name="SV Basic Manual" fo:font-size="9pt" fo:background-color="#ffffff" style:font-size-asian="9pt" style:font-size-complex="9pt"/>
    </style:style>
    <style:style style:name="P24" style:family="paragraph">
      <style:text-properties fo:color="#808080" style:font-name="Mono" fo:font-size="8pt" style:font-size-asian="8pt" style:font-size-complex="8pt"/>
    </style:style>
    <style:style style:name="P25" style:family="paragraph">
      <loext:graphic-properties draw:fill="none" draw:fill-color="#ffffff"/>
      <style:text-properties fo:color="#808080" style:font-name="Mono" fo:font-size="8pt" fo:background-color="#ffffff" style:font-size-asian="8pt" style:font-size-complex="8pt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fo:color="#808080" style:font-name="DejaVu Sans" fo:font-size="11pt" fo:background-color="#ffffff" style:font-size-asian="11pt" style:font-size-complex="11pt"/>
    </style:style>
    <style:style style:name="T3" style:family="text">
      <style:text-properties fo:color="#666666" style:font-name="SV Basic Manual" fo:font-size="14pt" fo:background-color="#ffffff" style:font-size-asian="14pt" style:font-size-complex="14pt"/>
    </style:style>
    <style:style style:name="T4" style:family="text">
      <style:text-properties fo:color="#666666" style:font-name="SV Basic Manual" fo:font-size="13pt" fo:background-color="#ffffff" style:font-size-asian="13pt" style:font-size-complex="13pt"/>
    </style:style>
    <style:style style:name="T5" style:family="text">
      <style:text-properties fo:color="#666666" style:font-name="SV Basic Manual" fo:font-size="10pt" fo:background-color="#ffffff" style:font-size-asian="10pt" style:font-size-complex="10pt"/>
    </style:style>
    <style:style style:name="T6" style:family="text">
      <style:text-properties fo:color="#999999" style:font-name="DejaVu Sans" fo:font-size="11pt" fo:background-color="#ffffff" style:font-size-asian="11pt" style:font-size-complex="11pt"/>
    </style:style>
    <style:style style:name="T7" style:family="text">
      <style:text-properties fo:color="#666666" style:font-name="SV Basic Manual" fo:font-size="11pt" fo:background-color="#ffffff" style:font-size-asian="11pt" style:font-size-complex="11pt"/>
    </style:style>
    <style:style style:name="T8" style:family="text">
      <style:text-properties fo:color="#999999" style:font-name="DejaVu Sans" fo:font-size="9pt" fo:background-color="#ffffff" style:font-size-asian="9pt" style:font-size-complex="9pt"/>
    </style:style>
    <style:style style:name="T9" style:family="text">
      <style:text-properties fo:color="#eeeeee" style:font-name="Hack" fo:font-size="12pt" fo:background-color="transparent" style:font-size-asian="12pt" style:font-size-complex="12pt"/>
    </style:style>
    <style:style style:name="T10" style:family="text">
      <style:text-properties fo:color="#666666" style:font-name="SV Basic Manual" fo:font-size="9pt" fo:background-color="#ffffff" style:font-size-asian="9pt" style:font-size-complex="9pt"/>
    </style:style>
    <style:style style:name="T11" style:family="text">
      <style:text-properties fo:color="#808080" style:font-name="Mono"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cm" svg:height="14.5cm" svg:x="0.4cm" svg:y="0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01cm" svg:height="0.8cm" svg:x="11.699cm" svg:y="10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1.6cm" svg:height="0.7cm" svg:x="11.5cm" svg:y="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8" draw:id="id18" draw:layer="layout" svg:width="3.4cm" svg:height="0.7cm" svg:x="9.6cm" svg:y="9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0.532cm" svg:height="0.533cm" svg:x="1.5cm" svg:y="6.1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0.532cm" svg:height="0.533cm" svg:x="3.274cm" svg:y="6.131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6.397cm" svg:x2="3.274cm" svg:y2="6.397cm" draw:start-shape="id1" draw:start-glue-point="1" draw:end-shape="id2" draw:end-glue-point="3" svg:d="M2032 6397h1242" svg:viewBox="0 0 1243 1">
          <text:p/>
        </draw:connector>
        <draw:custom-shape draw:style-name="gr5" draw:text-style-name="P4" xml:id="id3" draw:id="id3" draw:layer="layout" svg:width="0.532cm" svg:height="0.533cm" svg:x="5.049cm" svg:y="6.1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0.532cm" svg:height="0.532cm" svg:x="5.049cm" svg:y="7.108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6.397cm" svg:x2="5.049cm" svg:y2="6.397cm" draw:start-shape="id2" draw:start-glue-point="1" draw:end-shape="id3" draw:end-glue-point="3" svg:d="M3806 6397h1243" svg:viewBox="0 0 1244 1">
          <text:p/>
        </draw:connector>
        <draw:connector draw:style-name="gr8" draw:text-style-name="P6" draw:layer="layout" svg:x1="5.049cm" svg:y1="6.397cm" svg:x2="5.049cm" svg:y2="7.374cm" draw:start-shape="id3" draw:start-glue-point="3" draw:end-shape="id4" draw:end-glue-point="3" svg:d="M5049 6397h-501v977h501" svg:viewBox="0 0 502 978">
          <text:p/>
        </draw:connector>
        <draw:custom-shape draw:style-name="gr5" draw:text-style-name="P4" xml:id="id5" draw:id="id5" draw:layer="layout" svg:width="0.532cm" svg:height="0.533cm" svg:x="1.5cm" svg:y="4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0.532cm" svg:height="0.533cm" svg:x="3.274cm" svg:y="4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4.933cm" svg:x2="3.274cm" svg:y2="4.933cm" draw:start-shape="id5" draw:start-glue-point="1" draw:end-shape="id6" draw:end-glue-point="3" svg:d="M2032 4933h1242" svg:viewBox="0 0 1243 1">
          <text:p/>
        </draw:connector>
        <draw:custom-shape draw:style-name="gr5" draw:text-style-name="P4" xml:id="id7" draw:id="id7" draw:layer="layout" svg:width="0.532cm" svg:height="0.533cm" svg:x="5.049cm" svg:y="4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4.933cm" svg:x2="5.049cm" svg:y2="4.933cm" draw:start-shape="id6" draw:start-glue-point="1" draw:end-shape="id7" draw:end-glue-point="3" svg:d="M3806 4933h1243" svg:viewBox="0 0 1244 1">
          <text:p/>
        </draw:connector>
        <draw:custom-shape draw:style-name="gr9" draw:text-style-name="P7" xml:id="id8" draw:id="id8" draw:layer="layout" svg:width="0.533cm" svg:height="0.533cm" svg:x="6.823cm" svg:y="4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0.533cm" svg:height="0.532cm" svg:x="6.823cm" svg:y="5.64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.581cm" svg:y1="4.933cm" svg:x2="6.823cm" svg:y2="4.933cm" draw:start-shape="id7" draw:start-glue-point="1" draw:end-shape="id8" draw:end-glue-point="3" svg:d="M5581 4933h1242" svg:viewBox="0 0 1243 1">
          <text:p/>
        </draw:connector>
        <draw:connector draw:style-name="gr8" draw:text-style-name="P6" draw:layer="layout" svg:x1="5.581cm" svg:y1="6.397cm" svg:x2="5.581cm" svg:y2="4.933cm" draw:start-shape="id3" draw:start-glue-point="1" draw:end-shape="id7" draw:end-glue-point="1" svg:d="M5581 6397h501v-1464h-501" svg:viewBox="0 0 502 1465">
          <text:p/>
        </draw:connector>
        <draw:connector draw:style-name="gr8" draw:text-style-name="P6" draw:layer="layout" svg:x1="6.823cm" svg:y1="4.933cm" svg:x2="6.823cm" svg:y2="5.91cm" draw:start-shape="id8" draw:start-glue-point="3" draw:end-shape="id9" draw:end-glue-point="3" svg:d="M6823 4933h-502v977h502" svg:viewBox="0 0 503 978">
          <text:p/>
        </draw:connector>
        <draw:custom-shape draw:style-name="gr5" draw:text-style-name="P4" xml:id="id10" draw:id="id10" draw:layer="layout" svg:width="0.532cm" svg:height="0.533cm" svg:x="1.5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0.532cm" svg:height="0.533cm" svg:x="3.274cm" svg:y="3.1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2" draw:id="id12" draw:layer="layout" svg:width="0.532cm" svg:height="0.532cm" svg:x="3.274cm" svg:y="3.958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3.425cm" svg:x2="3.274cm" svg:y2="3.425cm" draw:start-shape="id10" draw:start-glue-point="1" draw:end-shape="id11" draw:end-glue-point="3" svg:d="M2032 3425h1242" svg:viewBox="0 0 1243 1">
          <text:p/>
        </draw:connector>
        <draw:connector draw:style-name="gr8" draw:text-style-name="P6" draw:layer="layout" svg:x1="3.274cm" svg:y1="3.425cm" svg:x2="3.274cm" svg:y2="4.224cm" draw:start-shape="id11" draw:start-glue-point="3" draw:end-shape="id12" draw:end-glue-point="3" svg:d="M3274 3425h-501v799h501" svg:viewBox="0 0 502 800">
          <text:p/>
        </draw:connector>
        <draw:custom-shape draw:style-name="gr12" draw:text-style-name="P7" xml:id="id13" draw:id="id13" draw:layer="layout" svg:width="0.532cm" svg:height="0.533cm" svg:x="5.049cm" svg:y="3.159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806cm" svg:y1="3.425cm" svg:x2="5.049cm" svg:y2="3.425cm" draw:start-shape="id11" draw:start-glue-point="1" draw:end-shape="id13" draw:end-glue-point="3" svg:d="M3806 3425h1243" svg:viewBox="0 0 1244 1">
          <text:p/>
        </draw:connector>
        <draw:custom-shape draw:style-name="gr11" draw:text-style-name="P7" xml:id="id14" draw:id="id14" draw:layer="layout" svg:width="0.532cm" svg:height="0.532cm" svg:x="8.598cm" svg:y="5.6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0.532cm" svg:height="0.532cm" svg:x="8.598cm" svg:y="6.62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7.356cm" svg:y1="5.91cm" svg:x2="8.598cm" svg:y2="5.91cm" draw:start-shape="id9" draw:start-glue-point="1" draw:end-shape="id14" draw:end-glue-point="3" svg:d="M7356 5910h1242" svg:viewBox="0 0 1243 1">
          <text:p/>
        </draw:connector>
        <draw:connector draw:style-name="gr8" draw:text-style-name="P6" draw:layer="layout" svg:x1="8.598cm" svg:y1="5.91cm" svg:x2="8.598cm" svg:y2="6.886cm" draw:start-shape="id14" draw:start-glue-point="3" draw:end-shape="id15" draw:end-glue-point="3" svg:d="M8598 5910h-501v976h501" svg:viewBox="0 0 502 977">
          <text:p/>
        </draw:connector>
        <draw:connector draw:style-name="gr8" draw:text-style-name="P6" draw:layer="layout" svg:x1="7.356cm" svg:y1="5.91cm" svg:x2="5.581cm" svg:y2="7.374cm" draw:start-shape="id9" draw:start-glue-point="1" draw:end-shape="id4" draw:end-glue-point="1" svg:d="M7356 5910h500v1464h-2275" svg:viewBox="0 0 2276 1465">
          <text:p/>
        </draw:connector>
        <draw:custom-shape draw:style-name="gr7" draw:text-style-name="P4" xml:id="id16" draw:id="id16" draw:layer="layout" svg:width="0.532cm" svg:height="0.532cm" svg:x="1.5cm" svg:y="1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7" draw:id="id17" draw:layer="layout" svg:width="0.532cm" svg:height="0.532cm" svg:x="3.274cm" svg:y="1.7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.032cm" svg:y1="2.006cm" svg:x2="3.274cm" svg:y2="2.006cm" draw:start-shape="id16" draw:start-glue-point="1" draw:end-shape="id17" draw:end-glue-point="3" svg:d="M2032 2006h1242" svg:viewBox="0 0 1243 1">
          <text:p/>
        </draw:connector>
        <draw:frame draw:style-name="gr13" draw:text-style-name="P9" draw:layer="layout" svg:width="6.725cm" svg:height="0.831cm" svg:x="6.286cm" svg:y="9.137cm">
          <draw:text-box>
            <text:p text:style-name="P8"><text:span text:style-name="T1">~/.bitcoin/chainstate</text:span></text:p>
          </draw:text-box>
        </draw:frame>
        <draw:connector draw:style-name="gr14" draw:text-style-name="P5" draw:layer="layout" svg:x1="3.806cm" svg:y1="2.006cm" svg:x2="11.3cm" svg:y2="9.24cm" draw:start-shape="id17" draw:start-glue-point="1" draw:end-shape="id18" draw:end-glue-point="0" svg:d="M3806 2006h7494v7234" svg:viewBox="0 0 7495 7235">
          <text:p/>
        </draw:connector>
        <draw:connector draw:style-name="gr14" draw:text-style-name="P5" draw:layer="layout" svg:x1="5.581cm" svg:y1="3.425cm" svg:x2="11.3cm" svg:y2="9.24cm" draw:start-shape="id13" draw:start-glue-point="1" draw:end-shape="id18" draw:end-glue-point="0" svg:d="M5581 3425h5719v5815" svg:viewBox="0 0 5720 5816">
          <text:p/>
        </draw:connector>
        <draw:connector draw:style-name="gr14" draw:text-style-name="P5" draw:layer="layout" svg:x1="3.806cm" svg:y1="4.224cm" svg:x2="11.3cm" svg:y2="9.24cm" draw:start-shape="id12" draw:start-glue-point="1" draw:end-shape="id18" draw:end-glue-point="0" svg:d="M3806 4224h7494v5016" svg:viewBox="0 0 7495 5017">
          <text:p/>
        </draw:connector>
        <draw:connector draw:style-name="gr14" draw:text-style-name="P5" draw:layer="layout" svg:x1="7.356cm" svg:y1="4.933cm" svg:x2="11.3cm" svg:y2="9.24cm" draw:start-shape="id8" draw:start-glue-point="1" draw:end-shape="id18" draw:end-glue-point="0" svg:d="M7356 4933h3944v4307" svg:viewBox="0 0 3945 4308">
          <text:p/>
        </draw:connector>
        <draw:connector draw:style-name="gr14" draw:text-style-name="P5" draw:layer="layout" svg:x1="9.13cm" svg:y1="6.886cm" svg:x2="11.3cm" svg:y2="9.24cm" draw:start-shape="id15" draw:start-glue-point="1" draw:end-shape="id18" draw:end-glue-point="0" svg:d="M9130 6886h2170v2354" svg:viewBox="0 0 2171 2355">
          <text:p/>
        </draw:connector>
        <draw:connector draw:style-name="gr14" draw:text-style-name="P5" draw:layer="layout" svg:x1="9.13cm" svg:y1="5.91cm" svg:x2="11.3cm" svg:y2="9.24cm" draw:start-shape="id14" draw:start-glue-point="1" draw:end-shape="id18" draw:end-glue-point="0" svg:d="M9130 5910h2170v3330" svg:viewBox="0 0 2171 3331">
          <text:p/>
        </draw:connector>
        <draw:frame draw:style-name="gr15" draw:text-style-name="P11" xml:id="id19" draw:id="id19" draw:layer="layout" svg:width="4.079cm" svg:height="0.839cm" svg:x="13.4cm" svg:y="7.901cm">
          <draw:text-box>
            <text:p text:style-name="P10"><text:span text:style-name="T2">L</text:span><text:span text:style-name="T2">e</text:span><text:span text:style-name="T2">v</text:span><text:span text:style-name="T2">e</text:span><text:span text:style-name="T2">l</text:span><text:span text:style-name="T2">D</text:span><text:span text:style-name="T2">B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/draw:text-box>
        </draw:frame>
        <draw:line draw:style-name="gr16" draw:text-style-name="P5" draw:layer="layout" svg:x1="4.6cm" svg:y1="0.74cm" svg:x2="3.8cm" svg:y2="1.64cm">
          <text:p/>
        </draw:line>
        <draw:frame draw:style-name="gr17" draw:text-style-name="P13" draw:layer="layout" svg:width="6.712cm" svg:height="0.772cm" svg:x="4.5cm" svg:y="0.14cm">
          <draw:text-box>
            <text:p text:style-name="P12"><text:span text:style-name="T3">UT</text:span><text:span text:style-name="T3">XO</text:span><text:span text:style-name="T4"> </text:span><text:span text:style-name="T5">(Uns</text:span><text:span text:style-name="T5">pent </text:span><text:span text:style-name="T5">Tran</text:span><text:span text:style-name="T5">sact</text:span><text:span text:style-name="T5">ion </text:span><text:span text:style-name="T5">Outp</text:span><text:span text:style-name="T5">ut)</text:span></text:p>
          </draw:text-box>
        </draw:frame>
        <draw:connector draw:style-name="gr18" draw:text-style-name="P5" draw:layer="layout" draw:type="curve" svg:x1="13.4cm" svg:y1="8.32cm" svg:x2="12.3cm" svg:y2="9.24cm" draw:start-shape="id19" draw:start-glue-point="3" draw:end-shape="id20" svg:d="M13400 8320c-734 0-1100 306-1100 920" svg:viewBox="0 0 1101 921">
          <text:p/>
        </draw:connector>
        <draw:frame draw:style-name="gr19" draw:text-style-name="P15" xml:id="id22" draw:id="id22" draw:layer="layout" svg:width="2.064cm" svg:height="0.704cm" svg:x="13.601cm" svg:y="12.302cm">
          <draw:text-box>
            <text:p text:style-name="P14"><text:span text:style-name="T6">C</text:span><text:span text:style-name="T6">S</text:span><text:span text:style-name="T6">V</text:span><text:span text:style-name="T6"> </text:span><text:span text:style-name="T6">F</text:span><text:span text:style-name="T6">i</text:span><text:span text:style-name="T6">l</text:span><text:span text:style-name="T6">e</text:span></text:p>
          </draw:text-box>
        </draw:frame>
        <draw:line draw:style-name="gr20" draw:text-style-name="P5" draw:layer="layout" svg:x1="3.4cm" svg:y1="7.94cm" svg:x2="4.4cm" svg:y2="6.94cm">
          <text:p/>
        </draw:line>
        <draw:frame draw:style-name="gr21" draw:text-style-name="P17" draw:layer="layout" svg:width="2.691cm" svg:height="0.662cm" svg:x="0.942cm" svg:y="7.821cm">
          <draw:text-box>
            <text:p text:style-name="P16"><text:span text:style-name="T7">T</text:span><text:span text:style-name="T7">r</text:span><text:span text:style-name="T7">a</text:span><text:span text:style-name="T7">n</text:span><text:span text:style-name="T7">s</text:span><text:span text:style-name="T7">a</text:span><text:span text:style-name="T7">c</text:span><text:span text:style-name="T7">t</text:span><text:span text:style-name="T7">i</text:span><text:span text:style-name="T7">o</text:span><text:span text:style-name="T7">n</text:span></text:p>
          </draw:text-box>
        </draw:frame>
        <draw:custom-shape draw:style-name="gr22" draw:text-style-name="P1" xml:id="id21" draw:id="id21" draw:layer="layout" svg:width="1.3cm" svg:height="1.64cm" svg:x="10.649cm" svg:y="12.6cm">
          <text:p/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11.299cm" svg:y1="12.6cm" svg:x2="11.3cm" svg:y2="9.94cm" draw:start-shape="id21" draw:end-shape="id18" draw:end-glue-point="2" svg:d="M11299 12600v-1330h1v-1330" svg:viewBox="0 0 2 2661">
          <text:p/>
        </draw:connector>
        <draw:connector draw:style-name="gr18" draw:text-style-name="P5" draw:layer="layout" draw:type="curve" svg:x1="13.601cm" svg:y1="12.654cm" svg:x2="11.949cm" svg:y2="13.42cm" draw:start-shape="id22" draw:start-glue-point="3" draw:end-shape="id21" svg:d="M13601 12654c-1239 0-413 766-1652 766" svg:viewBox="0 0 1653 767">
          <text:p/>
        </draw:connector>
        <draw:frame draw:style-name="gr15" draw:text-style-name="P19" draw:layer="layout" svg:width="3.622cm" svg:height="0.997cm" svg:x="13.701cm" svg:y="8.502cm">
          <draw:text-box>
            <text:p text:style-name="P18"><text:span text:style-name="T8">(obfuscated and</text:span></text:p>
            <text:p text:style-name="P18"><text:span text:style-name="T8">compressed data)</text:span></text:p>
          </draw:text-box>
        </draw:frame>
        <draw:frame draw:style-name="gr15" draw:text-style-name="P19" draw:layer="layout" svg:width="3.622cm" svg:height="0.839cm" svg:x="13.8cm" svg:y="12.84cm">
          <draw:text-box>
            <text:p text:style-name="P18"><text:span text:style-name="T8">(</text:span><text:span text:style-name="T8">h</text:span><text:span text:style-name="T8">u</text:span><text:span text:style-name="T8">m</text:span><text:span text:style-name="T8">a</text:span><text:span text:style-name="T8">n</text:span><text:span text:style-name="T8">-</text:span><text:span text:style-name="T8">r</text:span><text:span text:style-name="T8">e</text:span><text:span text:style-name="T8">a</text:span><text:span text:style-name="T8">d</text:span><text:span text:style-name="T8">a</text:span><text:span text:style-name="T8">b</text:span><text:span text:style-name="T8">l</text:span><text:span text:style-name="T8">e</text:span><text:span text:style-name="T8">)</text:span></text:p>
          </draw:text-box>
        </draw:frame>
        <draw:frame draw:style-name="gr24" draw:text-style-name="P21" draw:layer="layout" svg:width="5.328cm" svg:height="0.839cm" svg:x="11.621cm" svg:y="10.801cm">
          <draw:text-box>
            <text:p text:style-name="P20"><text:span text:style-name="T9">$</text:span><text:span text:style-name="T9"> </text:span><text:span text:style-name="T9">b</text:span><text:span text:style-name="T9">i</text:span><text:span text:style-name="T9">t</text:span><text:span text:style-name="T9">c</text:span><text:span text:style-name="T9">o</text:span><text:span text:style-name="T9">i</text:span><text:span text:style-name="T9">n</text:span><text:span text:style-name="T9">-</text:span><text:span text:style-name="T9">u</text:span><text:span text:style-name="T9">t</text:span><text:span text:style-name="T9">x</text:span><text:span text:style-name="T9">o</text:span><text:span text:style-name="T9">-</text:span><text:span text:style-name="T9">d</text:span><text:span text:style-name="T9">u</text:span><text:span text:style-name="T9">m</text:span><text:span text:style-name="T9">p</text:span></text:p>
          </draw:text-box>
        </draw:frame>
        <draw:frame draw:style-name="gr25" draw:text-style-name="P23" draw:layer="layout" svg:width="1.306cm" svg:height="0.582cm" svg:x="1.7cm" svg:y="7.24cm">
          <draw:text-box>
            <text:p text:style-name="P22"><text:span text:style-name="T10">Input</text:span></text:p>
          </draw:text-box>
        </draw:frame>
        <draw:line draw:style-name="gr26" draw:text-style-name="P5" draw:layer="layout" svg:x1="2.7cm" svg:y1="7.34cm" svg:x2="3.3cm" svg:y2="6.84cm">
          <text:p/>
        </draw:line>
        <draw:frame draw:style-name="gr25" draw:text-style-name="P23" draw:layer="layout" svg:width="1.467cm" svg:height="0.582cm" svg:x="3.5cm" svg:y="8.24cm">
          <draw:text-box>
            <text:p text:style-name="P22"><text:span text:style-name="T10">O</text:span><text:span text:style-name="T10">u</text:span><text:span text:style-name="T10">t</text:span><text:span text:style-name="T10">p</text:span><text:span text:style-name="T10">u</text:span><text:span text:style-name="T10">t</text:span></text:p>
          </draw:text-box>
        </draw:frame>
        <draw:line draw:style-name="gr26" draw:text-style-name="P5" draw:layer="layout" svg:x1="4.6cm" svg:y1="8.34cm" svg:x2="5.1cm" svg:y2="7.84cm">
          <text:p/>
        </draw:line>
        <draw:frame draw:style-name="gr27" draw:text-style-name="P6" draw:layer="layout" svg:width="1.56cm" svg:height="1.56cm" svg:x="10.697cm" svg:y="12.7cm">
          <draw:image xlink:href="Pictures/1000109D0000061900000619575E81D2D1261B5D.svg" xlink:type="simple" xlink:show="embed" xlink:actuate="onLoad">
            <text:p/>
          </draw:image>
          <draw:image xlink:href="Pictures/100002010000003B0000003B372A0D3807C9B1BC.png" xlink:type="simple" xlink:show="embed" xlink:actuate="onLoad"/>
        </draw:frame>
        <draw:frame draw:style-name="gr28" draw:text-style-name="P25" draw:layer="layout" svg:width="5.074cm" svg:height="0.581cm" svg:x="11.854cm" svg:y="13.74cm">
          <draw:text-box>
            <text:p text:style-name="P24"><text:span text:style-name="T11">txid</text:span><text:span text:style-name="T11">,vou</text:span><text:span text:style-name="T11">t,va</text:span><text:span text:style-name="T11">lue,</text:span><text:span text:style-name="T11">addr</text:span><text:span text:style-name="T11">ess,</text:span><text:span text:style-name="T1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2:53:08.952460093</meta:creation-date>
    <dc:date>2019-04-03T23:50:23.835848066</dc:date>
    <meta:editing-duration>PT12M24S</meta:editing-duration>
    <meta:editing-cycles>4</meta:editing-cycles>
    <meta:generator>LibreOffice/6.0.7.3$Linux_X86_64 LibreOffice_project/00m0$Build-3</meta:generator>
    <meta:document-statistic meta:object-count="62"/>
  </office:meta>
</office:document-meta>
</file>